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4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eads" table:style-name="ta1" table:print="false">
        <table:table-column table:style-name="co1" table:default-cell-style-name="Default"/>
        <table:table-column table:style-name="co2" table:number-columns-repeated="3" table:default-cell-style-name="ce3"/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5" table:number-rows-spanned="1">
            <text:p>Cubes</text:p>
          </table:table-cell>
          <table:covered-table-cell table:number-columns-repeated="4" table:style-name="Default"/>
          <table:table-cell table:number-columns-repeated="5"/>
        </table:table-row>
        <table:table-row table:style-name="ro2">
          <table:table-cell table:style-name="ce2" office:value-type="string">
            <text:p>Draw Threads</text:p>
          </table:table-cell>
          <table:table-cell table:style-name="ce2" office:value-type="string">
            <text:p>AMD DX12</text:p>
          </table:table-cell>
          <table:table-cell table:style-name="ce2" office:value-type="string">
            <text:p>AMD Vulkan</text:p>
          </table:table-cell>
          <table:table-cell table:style-name="ce2" office:value-type="string">
            <text:p>Nvidia DX12</text:p>
          </table:table-cell>
          <table:table-cell table:style-name="ce2" office:value-type="string">
            <text:p>Nvidia Vulkan</text:p>
          </table:table-cell>
          <table:table-cell table:number-columns-repeated="2"/>
          <table:table-cell>
            <draw:frame table:end-cell-address="Threads.N22" table:end-x="1.554cm" table:end-y="0.036cm" draw:z-index="0" draw:style-name="gr1" draw:text-style-name="P1" svg:width="16.024cm" svg:height="8.999cm" svg:x="0.003cm" svg:y="0.108cm">
              <draw:object draw:notify-on-update-of-ranges="Threads.B2:Threads.B2 Threads.B3:Threads.B17 Threads.C2:Threads.C2 Threads.C3:Threads.C17 Threads.D2:Threads.D2 Threads.D3:Threads.D17 Threads.E2:Threads.E2 Threads.E3:Threads.E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3253839666667">
            <text:p>16,3253839667</text:p>
          </table:table-cell>
          <table:table-cell office:value-type="float" office:value="4.99688931111111">
            <text:p>4,9968893111</text:p>
          </table:table-cell>
          <table:table-cell office:value-type="float" office:value="10.9078968666667">
            <text:p>10,9078968667</text:p>
          </table:table-cell>
          <table:table-cell office:value-type="float" office:value="3.51899826666667">
            <text:p>3,518998266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7974728">
            <text:p>10,7974728</text:p>
          </table:table-cell>
          <table:table-cell office:value-type="float" office:value="3.57741236666667">
            <text:p>3,5774123667</text:p>
          </table:table-cell>
          <table:table-cell office:value-type="float" office:value="7.78875976666666">
            <text:p>7,7887597667</text:p>
          </table:table-cell>
          <table:table-cell office:value-type="float" office:value="3.36499061111111">
            <text:p>3,364990611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19185483333333">
            <text:p>9,1918548333</text:p>
          </table:table-cell>
          <table:table-cell office:value-type="float" office:value="3.81680335555556">
            <text:p>3,8168033556</text:p>
          </table:table-cell>
          <table:table-cell office:value-type="float" office:value="6.90663083333334">
            <text:p>6,9066308333</text:p>
          </table:table-cell>
          <table:table-cell office:value-type="float" office:value="3.08234288888889">
            <text:p>3,082342888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6905268">
            <text:p>8,6905268</text:p>
          </table:table-cell>
          <table:table-cell office:value-type="float" office:value="3.43926593333333">
            <text:p>3,4392659333</text:p>
          </table:table-cell>
          <table:table-cell office:value-type="float" office:value="7.08809117777778">
            <text:p>7,0880911778</text:p>
          </table:table-cell>
          <table:table-cell office:value-type="float" office:value="3.35373971111111">
            <text:p>3,353739711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11824558333333">
            <text:p>8,1182455833</text:p>
          </table:table-cell>
          <table:table-cell office:value-type="float" office:value="3.32354092222222">
            <text:p>3,3235409222</text:p>
          </table:table-cell>
          <table:table-cell office:value-type="float" office:value="6.86014037777778">
            <text:p>6,8601403778</text:p>
          </table:table-cell>
          <table:table-cell office:value-type="float" office:value="3.24761464444444">
            <text:p>3,2476146444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03186126666667">
            <text:p>7,0318612667</text:p>
          </table:table-cell>
          <table:table-cell office:value-type="float" office:value="3.06453087777778">
            <text:p>3,0645308778</text:p>
          </table:table-cell>
          <table:table-cell office:value-type="float" office:value="5.97685021111111">
            <text:p>5,9768502111</text:p>
          </table:table-cell>
          <table:table-cell office:value-type="float" office:value="3.17422117777778">
            <text:p>3,1742211778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97610986666667">
            <text:p>6,9761098667</text:p>
          </table:table-cell>
          <table:table-cell office:value-type="float" office:value="3.00256026666667">
            <text:p>3,0025602667</text:p>
          </table:table-cell>
          <table:table-cell office:value-type="float" office:value="6.05386717777778">
            <text:p>6,0538671778</text:p>
          </table:table-cell>
          <table:table-cell office:value-type="float" office:value="3.1717069">
            <text:p>3,171706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05975631666667">
            <text:p>7,0597563167</text:p>
          </table:table-cell>
          <table:table-cell office:value-type="float" office:value="2.97765683333333">
            <text:p>2,9776568333</text:p>
          </table:table-cell>
          <table:table-cell office:value-type="float" office:value="6.21253263333333">
            <text:p>6,2125326333</text:p>
          </table:table-cell>
          <table:table-cell office:value-type="float" office:value="4.77799537777778">
            <text:p>4,7779953778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35151">
            <text:p>7,35151</text:p>
          </table:table-cell>
          <table:table-cell office:value-type="float" office:value="3.11037364444444">
            <text:p>3,1103736444</text:p>
          </table:table-cell>
          <table:table-cell office:value-type="float" office:value="5.97126215555556">
            <text:p>5,9712621556</text:p>
          </table:table-cell>
          <table:table-cell office:value-type="float" office:value="4.42992317777778">
            <text:p>4,4299231778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05581478333333">
            <text:p>7,0558147833</text:p>
          </table:table-cell>
          <table:table-cell office:value-type="float" office:value="3.14625306666667">
            <text:p>3,1462530667</text:p>
          </table:table-cell>
          <table:table-cell office:value-type="float" office:value="5.70479646666667">
            <text:p>5,7047964667</text:p>
          </table:table-cell>
          <table:table-cell office:value-type="float" office:value="3.20508914444444">
            <text:p>3,2050891444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9932731">
            <text:p>6,9932731</text:p>
          </table:table-cell>
          <table:table-cell office:value-type="float" office:value="3.12702864444444">
            <text:p>3,1270286444</text:p>
          </table:table-cell>
          <table:table-cell office:value-type="float" office:value="5.63292864444444">
            <text:p>5,6329286444</text:p>
          </table:table-cell>
          <table:table-cell office:value-type="float" office:value="3.1229428">
            <text:p>3,1229428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87098563333333">
            <text:p>6,8709856333</text:p>
          </table:table-cell>
          <table:table-cell office:value-type="float" office:value="3.10375945555556">
            <text:p>3,1037594556</text:p>
          </table:table-cell>
          <table:table-cell office:value-type="float" office:value="5.27629226666667">
            <text:p>5,2762922667</text:p>
          </table:table-cell>
          <table:table-cell office:value-type="float" office:value="3.38640306666667">
            <text:p>3,3864030667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8392952">
            <text:p>6,8392952</text:p>
          </table:table-cell>
          <table:table-cell office:value-type="float" office:value="3.05833077777778">
            <text:p>3,0583307778</text:p>
          </table:table-cell>
          <table:table-cell office:value-type="float" office:value="5.08330775555556">
            <text:p>5,0833077556</text:p>
          </table:table-cell>
          <table:table-cell office:value-type="float" office:value="3.24025047777778">
            <text:p>3,2402504778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63010973333333">
            <text:p>6,6301097333</text:p>
          </table:table-cell>
          <table:table-cell office:value-type="float" office:value="3.06232386666667">
            <text:p>3,0623238667</text:p>
          </table:table-cell>
          <table:table-cell office:value-type="float" office:value="5.20148063333333">
            <text:p>5,2014806333</text:p>
          </table:table-cell>
          <table:table-cell office:value-type="float" office:value="3.03640528888889">
            <text:p>3,03640528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9091448333333">
            <text:p>6,5909144833</text:p>
          </table:table-cell>
          <table:table-cell office:value-type="float" office:value="3.07973614444444">
            <text:p>3,0797361444</text:p>
          </table:table-cell>
          <table:table-cell office:value-type="float" office:value="5.05181528888889">
            <text:p>5,0518152889</text:p>
          </table:table-cell>
          <table:table-cell office:value-type="float" office:value="3.40541494444444">
            <text:p>3,405414944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4" table:number-rows-spanned="1">
            <text:p>Skulls</text:p>
          </table:table-cell>
          <table:covered-table-cell table:number-columns-repeated="3" table:style-name="Default"/>
          <table:table-cell table:number-columns-repeated="5"/>
        </table:table-row>
        <table:table-row table:style-name="ro2">
          <table:table-cell table:style-name="ce2" office:value-type="string">
            <text:p>Draw Threads</text:p>
          </table:table-cell>
          <table:table-cell table:style-name="ce2" office:value-type="string">
            <text:p>AMD DX12</text:p>
          </table:table-cell>
          <table:table-cell table:style-name="ce2" office:value-type="string">
            <text:p>AMD Vulkan</text:p>
          </table:table-cell>
          <table:table-cell table:style-name="ce2" office:value-type="string">
            <text:p>Nvidia DX12</text:p>
          </table:table-cell>
          <table:table-cell table:style-name="ce2" office:value-type="string">
            <text:p>Nvidia Vulkan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.7279735">
            <text:p>282,7279735</text:p>
          </table:table-cell>
          <table:table-cell office:value-type="float" office:value="169.46176975">
            <text:p>169,46176975</text:p>
          </table:table-cell>
          <table:table-cell office:value-type="float" office:value="68.9051875">
            <text:p>68,9051875</text:p>
          </table:table-cell>
          <table:table-cell office:value-type="float" office:value="75.0782865">
            <text:p>75,078286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1.0691025">
            <text:p>311,0691025</text:p>
          </table:table-cell>
          <table:table-cell office:value-type="float" office:value="169.1531385">
            <text:p>169,1531385</text:p>
          </table:table-cell>
          <table:table-cell office:value-type="float" office:value="70.788243">
            <text:p>70,788243</text:p>
          </table:table-cell>
          <table:table-cell office:value-type="float" office:value="74.4651405">
            <text:p>74,465140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4.222281">
            <text:p>294,222281</text:p>
          </table:table-cell>
          <table:table-cell office:value-type="float" office:value="168.740102">
            <text:p>168,740102</text:p>
          </table:table-cell>
          <table:table-cell office:value-type="float" office:value="70.246526">
            <text:p>70,246526</text:p>
          </table:table-cell>
          <table:table-cell office:value-type="float" office:value="74.6825005">
            <text:p>74,682500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.582892833333">
            <text:p>289,5828928333</text:p>
          </table:table-cell>
          <table:table-cell office:value-type="float" office:value="169.02135675">
            <text:p>169,02135675</text:p>
          </table:table-cell>
          <table:table-cell office:value-type="float" office:value="74.1822795">
            <text:p>74,1822795</text:p>
          </table:table-cell>
          <table:table-cell office:value-type="float" office:value="74.4638235">
            <text:p>74,4638235</text:p>
          </table:table-cell>
          <table:table-cell table:number-columns-repeated="2"/>
          <table:table-cell>
            <draw:frame table:end-cell-address="Threads.N44" table:end-x="1.694cm" table:end-y="0.004cm" draw:z-index="1" draw:style-name="gr1" draw:text-style-name="P1" svg:width="16.025cm" svg:height="8.999cm" svg:x="0.142cm" svg:y="0.037cm">
              <draw:object draw:notify-on-update-of-ranges="Threads.B20:Threads.B20 Threads.B21:Threads.B35 Threads.C20:Threads.C20 Threads.C21:Threads.C35 Threads.D20:Threads.D20 Threads.D21:Threads.D35 Threads.E20:Threads.E20 Threads.E21:Threads.E3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6.842767666667">
            <text:p>296,8427676667</text:p>
          </table:table-cell>
          <table:table-cell office:value-type="float" office:value="169.43737875">
            <text:p>169,43737875</text:p>
          </table:table-cell>
          <table:table-cell office:value-type="float" office:value="75.243612">
            <text:p>75,243612</text:p>
          </table:table-cell>
          <table:table-cell office:value-type="float" office:value="74.893274">
            <text:p>74,893274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5.2184815">
            <text:p>295,2184815</text:p>
          </table:table-cell>
          <table:table-cell office:value-type="float" office:value="168.9720665">
            <text:p>168,9720665</text:p>
          </table:table-cell>
          <table:table-cell office:value-type="float" office:value="71.751946">
            <text:p>71,751946</text:p>
          </table:table-cell>
          <table:table-cell office:value-type="float" office:value="74.6623015">
            <text:p>74,662301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6.974937666667">
            <text:p>296,9749376667</text:p>
          </table:table-cell>
          <table:table-cell office:value-type="float" office:value="168.82914525">
            <text:p>168,82914525</text:p>
          </table:table-cell>
          <table:table-cell office:value-type="float" office:value="71.7882455">
            <text:p>71,7882455</text:p>
          </table:table-cell>
          <table:table-cell office:value-type="float" office:value="74.71265325">
            <text:p>74,7126532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2.696083833333">
            <text:p>282,6960838333</text:p>
          </table:table-cell>
          <table:table-cell office:value-type="float" office:value="169.47756875">
            <text:p>169,47756875</text:p>
          </table:table-cell>
          <table:table-cell office:value-type="float" office:value="71.340791">
            <text:p>71,340791</text:p>
          </table:table-cell>
          <table:table-cell office:value-type="float" office:value="74.737463">
            <text:p>74,73746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9.475809666667">
            <text:p>279,4758096667</text:p>
          </table:table-cell>
          <table:table-cell office:value-type="float" office:value="168.689646">
            <text:p>168,689646</text:p>
          </table:table-cell>
          <table:table-cell office:value-type="float" office:value="71.6957395">
            <text:p>71,6957395</text:p>
          </table:table-cell>
          <table:table-cell office:value-type="float" office:value="74.8025245">
            <text:p>74,802524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5.580391166667">
            <text:p>305,5803911667</text:p>
          </table:table-cell>
          <table:table-cell office:value-type="float" office:value="168.477995">
            <text:p>168,477995</text:p>
          </table:table-cell>
          <table:table-cell office:value-type="float" office:value="70.977207">
            <text:p>70,977207</text:p>
          </table:table-cell>
          <table:table-cell office:value-type="float" office:value="74.83004175">
            <text:p>74,83004175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4.594084666667">
            <text:p>294,5940846667</text:p>
          </table:table-cell>
          <table:table-cell office:value-type="float" office:value="169.312587">
            <text:p>169,312587</text:p>
          </table:table-cell>
          <table:table-cell office:value-type="float" office:value="71.45496">
            <text:p>71,45496</text:p>
          </table:table-cell>
          <table:table-cell office:value-type="float" office:value="74.9060085">
            <text:p>74,906008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0.371106333333">
            <text:p>290,3711063333</text:p>
          </table:table-cell>
          <table:table-cell office:value-type="float" office:value="168.93398825">
            <text:p>168,93398825</text:p>
          </table:table-cell>
          <table:table-cell office:value-type="float" office:value="71.735113">
            <text:p>71,735113</text:p>
          </table:table-cell>
          <table:table-cell office:value-type="float" office:value="74.80925725">
            <text:p>74,80925725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8.153649333333">
            <text:p>308,1536493333</text:p>
          </table:table-cell>
          <table:table-cell office:value-type="float" office:value="169.19442025">
            <text:p>169,19442025</text:p>
          </table:table-cell>
          <table:table-cell office:value-type="float" office:value="68.2740385">
            <text:p>68,2740385</text:p>
          </table:table-cell>
          <table:table-cell office:value-type="float" office:value="74.64429775">
            <text:p>74,6442977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2.932141166667">
            <text:p>302,9321411667</text:p>
          </table:table-cell>
          <table:table-cell office:value-type="float" office:value="168.80424525">
            <text:p>168,80424525</text:p>
          </table:table-cell>
          <table:table-cell office:value-type="float" office:value="71.3331795">
            <text:p>71,3331795</text:p>
          </table:table-cell>
          <table:table-cell office:value-type="float" office:value="74.7511485">
            <text:p>74,7511485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2.599347">
            <text:p>282,599347</text:p>
          </table:table-cell>
          <table:table-cell office:value-type="float" office:value="168.491537">
            <text:p>168,491537</text:p>
          </table:table-cell>
          <table:table-cell office:value-type="float" office:value="72.1115775">
            <text:p>72,1115775</text:p>
          </table:table-cell>
          <table:table-cell office:value-type="float" office:value="74.98029125">
            <text:p>74,98029125</text:p>
          </table:table-cell>
          <table:table-cell table:number-columns-repeated="5"/>
        </table:table-row>
      </table:table>
      <table:table table:name="Objects" table:style-name="ta1" table:print="false"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table:number-columns-spanned="5" table:number-rows-spanned="1">
            <text:p>Cubes</text:p>
          </table:table-cell>
          <table:covered-table-cell table:number-columns-repeated="4" table:style-name="Default"/>
          <table:table-cell table:number-columns-repeated="3"/>
        </table:table-row>
        <table:table-row table:style-name="ro2">
          <table:table-cell table:style-name="ce2" office:value-type="string">
            <text:p># Cubes</text:p>
          </table:table-cell>
          <table:table-cell table:style-name="ce2" office:value-type="string">
            <text:p>AMD DX12</text:p>
          </table:table-cell>
          <table:table-cell table:style-name="ce2" office:value-type="string">
            <text:p>AMD Vulkan</text:p>
          </table:table-cell>
          <table:table-cell table:style-name="ce2" office:value-type="string">
            <text:p>Nvidia DX12</text:p>
          </table:table-cell>
          <table:table-cell table:style-name="ce2" office:value-type="string">
            <text:p>Nvidia Vulkan</text:p>
          </table:table-cell>
          <table:table-cell table:number-columns-repeated="2"/>
          <table:table-cell>
            <draw:frame table:end-cell-address="Objects.O22" table:end-x="0.363cm" table:end-y="0.015cm" draw:z-index="0" draw:style-name="gr1" draw:text-style-name="P1" svg:width="16.002cm" svg:height="8.979cm" svg:x="0.168cm" svg:y="0.107cm">
              <draw:object draw:notify-on-update-of-ranges="Objects.A2:Objects.A2 Objects.A3:Objects.A12 Objects.B2:Objects.B2 Objects.B3:Objects.B12 Objects.A2:Objects.A2 Objects.A3:Objects.A12 Objects.C2:Objects.C2 Objects.C3:Objects.C12 Objects.A2:Objects.A2 Objects.A3:Objects.A12 Objects.D2:Objects.D2 Objects.D3:Objects.D12 Objects.A2:Objects.A2 Objects.A3:Objects.A12 Objects.E2:Objects.E2 Objects.E3:Objects.E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25">
            <text:p>125</text:p>
          </table:table-cell>
          <table:table-cell table:style-name="Default" office:value-type="float" office:value="0.265164766666667">
            <text:p>0,2651647667</text:p>
          </table:table-cell>
          <table:table-cell office:value-type="float" office:value="0.3392148">
            <text:p>0,3392148</text:p>
          </table:table-cell>
          <table:table-cell office:value-type="float" office:value="0.219113177777778">
            <text:p>0,2191131778</text:p>
          </table:table-cell>
          <table:table-cell office:value-type="float" office:value="0.655023944444444">
            <text:p>0,6550239444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table:style-name="Default" office:value-type="float" office:value="0.475261266666667">
            <text:p>0,4752612667</text:p>
          </table:table-cell>
          <table:table-cell office:value-type="float" office:value="0.436621444444444">
            <text:p>0,4366214444</text:p>
          </table:table-cell>
          <table:table-cell office:value-type="float" office:value="0.328565822222222">
            <text:p>0,3285658222</text:p>
          </table:table-cell>
          <table:table-cell office:value-type="float" office:value="0.374428533333333">
            <text:p>0,3744285333</text:p>
          </table:table-cell>
          <table:table-cell table:number-columns-repeated="3"/>
        </table:table-row>
        <table:table-row table:style-name="ro1">
          <table:table-cell office:value-type="float" office:value="3375">
            <text:p>3375</text:p>
          </table:table-cell>
          <table:table-cell table:style-name="Default" office:value-type="float" office:value="1.04087165555556">
            <text:p>1,0408716556</text:p>
          </table:table-cell>
          <table:table-cell office:value-type="float" office:value="0.713729944444444">
            <text:p>0,7137299444</text:p>
          </table:table-cell>
          <table:table-cell office:value-type="float" office:value="0.537566388888889">
            <text:p>0,5375663889</text:p>
          </table:table-cell>
          <table:table-cell office:value-type="float" office:value="0.621517955555556">
            <text:p>0,6215179556</text:p>
          </table:table-cell>
          <table:table-cell table:number-columns-repeated="3"/>
        </table:table-row>
        <table:table-row table:style-name="ro1">
          <table:table-cell office:value-type="float" office:value="8000">
            <text:p>8000</text:p>
          </table:table-cell>
          <table:table-cell table:style-name="Default" office:value-type="float" office:value="2.05688842222222">
            <text:p>2,0568884222</text:p>
          </table:table-cell>
          <table:table-cell office:value-type="float" office:value="1.1944662">
            <text:p>1,1944662</text:p>
          </table:table-cell>
          <table:table-cell office:value-type="float" office:value="1.08100722222222">
            <text:p>1,0810072222</text:p>
          </table:table-cell>
          <table:table-cell office:value-type="float" office:value="1.00400341111111">
            <text:p>1,0040034111</text:p>
          </table:table-cell>
          <table:table-cell table:number-columns-repeated="3"/>
        </table:table-row>
        <table:table-row table:style-name="ro1">
          <table:table-cell office:value-type="float" office:value="15625">
            <text:p>15625</text:p>
          </table:table-cell>
          <table:table-cell table:style-name="Default" office:value-type="float" office:value="3.6252194">
            <text:p>3,6252194</text:p>
          </table:table-cell>
          <table:table-cell office:value-type="float" office:value="2.00118914444444">
            <text:p>2,0011891444</text:p>
          </table:table-cell>
          <table:table-cell office:value-type="float" office:value="2.32852557777778">
            <text:p>2,3285255778</text:p>
          </table:table-cell>
          <table:table-cell office:value-type="float" office:value="1.76019855555556">
            <text:p>1,7601985556</text:p>
          </table:table-cell>
          <table:table-cell table:number-columns-repeated="3"/>
        </table:table-row>
        <table:table-row table:style-name="ro1">
          <table:table-cell office:value-type="float" office:value="27000">
            <text:p>27000</text:p>
          </table:table-cell>
          <table:table-cell table:style-name="Default" office:value-type="float" office:value="6.08719887777778">
            <text:p>6,0871988778</text:p>
          </table:table-cell>
          <table:table-cell office:value-type="float" office:value="2.94571876666667">
            <text:p>2,9457187667</text:p>
          </table:table-cell>
          <table:table-cell office:value-type="float" office:value="4.99582377777778">
            <text:p>4,9958237778</text:p>
          </table:table-cell>
          <table:table-cell office:value-type="float" office:value="3.25496564444444">
            <text:p>3,2549656444</text:p>
          </table:table-cell>
          <table:table-cell table:number-columns-repeated="3"/>
        </table:table-row>
        <table:table-row table:style-name="ro1">
          <table:table-cell office:value-type="float" office:value="42875">
            <text:p>42875</text:p>
          </table:table-cell>
          <table:table-cell table:style-name="Default" office:value-type="float" office:value="8.68307288888889">
            <text:p>8,6830728889</text:p>
          </table:table-cell>
          <table:table-cell office:value-type="float" office:value="4.38547168888889">
            <text:p>4,3854716889</text:p>
          </table:table-cell>
          <table:table-cell office:value-type="float" office:value="9.02186225555556">
            <text:p>9,0218622556</text:p>
          </table:table-cell>
          <table:table-cell office:value-type="float" office:value="5.77727588888889">
            <text:p>5,7772758889</text:p>
          </table:table-cell>
          <table:table-cell table:number-columns-repeated="3"/>
        </table:table-row>
        <table:table-row table:style-name="ro1">
          <table:table-cell office:value-type="float" office:value="64000">
            <text:p>64000</text:p>
          </table:table-cell>
          <table:table-cell table:style-name="Default" office:value-type="float" office:value="13.3961619555556">
            <text:p>13,3961619556</text:p>
          </table:table-cell>
          <table:table-cell office:value-type="float" office:value="6.30016548888889">
            <text:p>6,3001654889</text:p>
          </table:table-cell>
          <table:table-cell office:value-type="float" office:value="14.9185860333333">
            <text:p>14,9185860333</text:p>
          </table:table-cell>
          <table:table-cell office:value-type="float" office:value="9.84434997777778">
            <text:p>9,8443499778</text:p>
          </table:table-cell>
          <table:table-cell table:number-columns-repeated="3"/>
        </table:table-row>
        <table:table-row table:style-name="ro1">
          <table:table-cell office:value-type="float" office:value="91125">
            <text:p>91125</text:p>
          </table:table-cell>
          <table:table-cell table:style-name="Default" office:value-type="float" office:value="27.2872754666667">
            <text:p>27,2872754667</text:p>
          </table:table-cell>
          <table:table-cell office:value-type="float" office:value="8.83155798888889">
            <text:p>8,8315579889</text:p>
          </table:table-cell>
          <table:table-cell office:value-type="float" office:value="26.0598981777778">
            <text:p>26,0598981778</text:p>
          </table:table-cell>
          <table:table-cell office:value-type="float" office:value="13.9184044666667">
            <text:p>13,9184044667</text:p>
          </table:table-cell>
          <table:table-cell table:number-columns-repeated="3"/>
        </table:table-row>
        <table:table-row table:style-name="ro1">
          <table:table-cell office:value-type="float" office:value="125000">
            <text:p>125000</text:p>
          </table:table-cell>
          <table:table-cell table:style-name="Default" office:value-type="float" office:value="37.3534410222222">
            <text:p>37,3534410222</text:p>
          </table:table-cell>
          <table:table-cell office:value-type="float" office:value="11.7046795777778">
            <text:p>11,7046795778</text:p>
          </table:table-cell>
          <table:table-cell office:value-type="float" office:value="35.9198545">
            <text:p>35,9198545</text:p>
          </table:table-cell>
          <table:table-cell office:value-type="float" office:value="17.7073586555556">
            <text:p>17,7073586556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table:number-columns-spanned="4" table:number-rows-spanned="1">
            <text:p>Skulls</text:p>
          </table:table-cell>
          <table:covered-table-cell table:number-columns-repeated="3" table:style-name="Default"/>
          <table:table-cell table:number-columns-repeated="3"/>
        </table:table-row>
        <table:table-row table:style-name="ro2">
          <table:table-cell table:style-name="ce2" office:value-type="string">
            <text:p># Skulls</text:p>
          </table:table-cell>
          <table:table-cell table:style-name="ce2" office:value-type="string">
            <text:p>AMD DX12</text:p>
          </table:table-cell>
          <table:table-cell table:style-name="ce2" office:value-type="string">
            <text:p>AMD Vulkan</text:p>
          </table:table-cell>
          <table:table-cell table:style-name="ce2" office:value-type="string">
            <text:p>Nvidia DX12</text:p>
          </table:table-cell>
          <table:table-cell table:style-name="ce2" office:value-type="string">
            <text:p>Nvidia Vulkan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9913982">
            <text:p>0,9913982</text:p>
          </table:table-cell>
          <table:table-cell office:value-type="float" office:value="1.03118344444444">
            <text:p>1,0311834444</text:p>
          </table:table-cell>
          <table:table-cell office:value-type="float" office:value="0.478979355555556">
            <text:p>0,4789793556</text:p>
          </table:table-cell>
          <table:table-cell office:value-type="float" office:value="0.600229233333333">
            <text:p>0,6002292333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.67304392222222">
            <text:p>9,6730439222</text:p>
          </table:table-cell>
          <table:table-cell office:value-type="float" office:value="6.54023601111111">
            <text:p>6,5402360111</text:p>
          </table:table-cell>
          <table:table-cell office:value-type="float" office:value="2.49306206666667">
            <text:p>2,4930620667</text:p>
          </table:table-cell>
          <table:table-cell office:value-type="float" office:value="2.80808387777778">
            <text:p>2,8080838778</text:p>
          </table:table-cell>
          <table:table-cell table:number-columns-repeated="3"/>
        </table:table-row>
        <table:table-row table:style-name="ro1">
          <table:table-cell office:value-type="float" office:value="3375">
            <text:p>3375</text:p>
          </table:table-cell>
          <table:table-cell office:value-type="float" office:value="32.3381718111111">
            <text:p>32,3381718111</text:p>
          </table:table-cell>
          <table:table-cell office:value-type="float" office:value="21.4415126333333">
            <text:p>21,4415126333</text:p>
          </table:table-cell>
          <table:table-cell office:value-type="float" office:value="8.65054651111111">
            <text:p>8,6505465111</text:p>
          </table:table-cell>
          <table:table-cell office:value-type="float" office:value="8.82573557777778">
            <text:p>8,8257355778</text:p>
          </table:table-cell>
          <table:table-cell table:number-columns-repeated="3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8.3062919333333">
            <text:p>78,3062919333</text:p>
          </table:table-cell>
          <table:table-cell office:value-type="float" office:value="50.4271047333333">
            <text:p>50,4271047333</text:p>
          </table:table-cell>
          <table:table-cell office:value-type="float" office:value="20.1422239111111">
            <text:p>20,1422239111</text:p>
          </table:table-cell>
          <table:table-cell office:value-type="float" office:value="21.416014">
            <text:p>21,416014</text:p>
          </table:table-cell>
          <table:table-cell table:number-columns-repeated="3"/>
        </table:table-row>
        <table:table-row table:style-name="ro1">
          <table:table-cell office:value-type="float" office:value="15625">
            <text:p>15625</text:p>
          </table:table-cell>
          <table:table-cell office:value-type="float" office:value="129.465571266667">
            <text:p>129,4655712667</text:p>
          </table:table-cell>
          <table:table-cell office:value-type="float" office:value="98.1736524">
            <text:p>98,1736524</text:p>
          </table:table-cell>
          <table:table-cell office:value-type="float" office:value="41.2594177888889">
            <text:p>41,2594177889</text:p>
          </table:table-cell>
          <table:table-cell office:value-type="float" office:value="43.0700750777778">
            <text:p>43,0700750778</text:p>
          </table:table-cell>
          <table:table-cell table:number-columns-repeated="2"/>
          <table:table-cell>
            <draw:frame table:end-cell-address="Objects.O45" table:end-x="0.391cm" table:end-y="0.068cm" draw:z-index="1" draw:style-name="gr1" draw:text-style-name="P1" svg:width="16.002cm" svg:height="9.006cm" svg:x="0.196cm" svg:y="0.095cm">
              <draw:object draw:notify-on-update-of-ranges="Objects.A20:Objects.A20 Objects.A21:Objects.A30 Objects.B20:Objects.B20 Objects.B21:Objects.B30 Objects.A20:Objects.A20 Objects.A21:Objects.A30 Objects.C20:Objects.C20 Objects.C21:Objects.C30 Objects.A20:Objects.A20 Objects.A21:Objects.A30 Objects.D20:Objects.D20 Objects.D21:Objects.D30 Objects.A20:Objects.A20 Objects.A21:Objects.A30 Objects.E20:Objects.E20 Objects.E21:Objects.E3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281.386795133333">
            <text:p>281,3867951333</text:p>
          </table:table-cell>
          <table:table-cell office:value-type="float" office:value="169.433670566667">
            <text:p>169,4336705667</text:p>
          </table:table-cell>
          <table:table-cell office:value-type="float" office:value="71.2837065444444">
            <text:p>71,2837065444</text:p>
          </table:table-cell>
          <table:table-cell office:value-type="float" office:value="75.4474633111111">
            <text:p>75,4474633111</text:p>
          </table:table-cell>
          <table:table-cell table:number-columns-repeated="3"/>
        </table:table-row>
        <table:table-row table:style-name="ro1">
          <table:table-cell office:value-type="float" office:value="42875">
            <text:p>42875</text:p>
          </table:table-cell>
          <table:table-cell office:value-type="float" office:value="460.668121466667">
            <text:p>460,6681214667</text:p>
          </table:table-cell>
          <table:table-cell office:value-type="float" office:value="269.420290144444">
            <text:p>269,4202901444</text:p>
          </table:table-cell>
          <table:table-cell office:value-type="float" office:value="117.6906464">
            <text:p>117,6906464</text:p>
          </table:table-cell>
          <table:table-cell office:value-type="float" office:value="121.7032383">
            <text:p>121,7032383</text:p>
          </table:table-cell>
          <table:table-cell table:number-columns-repeated="3"/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705.097891066667">
            <text:p>705,0978910667</text:p>
          </table:table-cell>
          <table:table-cell office:value-type="float" office:value="401.483443933333">
            <text:p>401,4834439333</text:p>
          </table:table-cell>
          <table:table-cell office:value-type="float" office:value="177.261776488889">
            <text:p>177,2617764889</text:p>
          </table:table-cell>
          <table:table-cell office:value-type="float" office:value="183.597104244444">
            <text:p>183,5971042444</text:p>
          </table:table-cell>
          <table:table-cell table:number-columns-repeated="3"/>
        </table:table-row>
        <table:table-row table:style-name="ro1">
          <table:table-cell office:value-type="float" office:value="91125">
            <text:p>91125</text:p>
          </table:table-cell>
          <table:table-cell office:value-type="float" office:value="1951.75229913611">
            <text:p>1951,7522991361</text:p>
          </table:table-cell>
          <table:table-cell office:value-type="float" office:value="571.638144622222">
            <text:p>571,6381446222</text:p>
          </table:table-cell>
          <table:table-cell office:value-type="float" office:value="252.0929651">
            <text:p>252,0929651</text:p>
          </table:table-cell>
          <table:table-cell office:value-type="float" office:value="262.893058611111">
            <text:p>262,8930586111</text:p>
          </table:table-cell>
          <table:table-cell table:number-columns-repeated="3"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2332.19593894872">
            <text:p>2332,1959389487</text:p>
          </table:table-cell>
          <table:table-cell office:value-type="float" office:value="784.288415155556">
            <text:p>784,2884151556</text:p>
          </table:table-cell>
          <table:table-cell office:value-type="float" office:value="344.450377333333">
            <text:p>344,4503773333</text:p>
          </table:table-cell>
          <table:table-cell office:value-type="float" office:value="361.198700777778">
            <text:p>361,1987007778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6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24-04-2018</text:date>, <text:time>10:3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Munkgaard</meta:initial-creator>
    <meta:creation-date>2018-04-24T10:00:06.33</meta:creation-date>
    <dc:date>2018-04-24T10:39:20.88</dc:date>
    <dc:creator>Anders Munkgaard</dc:creator>
    <meta:editing-duration>PT21M33S</meta:editing-duration>
    <meta:editing-cycles>2</meta:editing-cycles>
    <meta:generator>OpenOffice/4.1.1$Win32 OpenOffice.org_project/411m6$Build-9775</meta:generator>
    <meta:document-statistic meta:table-count="2" meta:cell-count="2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5cm" svg:height="9cm" xlink:href=".." xlink:type="simple" chart:class="chart:line" chart:style-name="ch1">
        <chart:title svg:x="7.307cm" svg:y="0.316cm" chart:style-name="ch2">
          <text:p>Cubes</text:p>
        </chart:title>
        <chart:subtitle svg:x="6.394cm" svg:y="1.275cm" chart:style-name="ch3">
          <text:p>in a 30x30x30 grid</text:p>
        </chart:subtitle>
        <chart:legend chart:legend-position="end" svg:x="12.617cm" svg:y="3.402cm" style:legend-expansion="high" chart:style-name="ch4"/>
        <chart:plot-area chart:style-name="ch5" table:cell-range-address="Threads.B2:Threads.E17" chart:data-source-has-labels="row" svg:x="1.358cm" svg:y="2.318cm" svg:width="10.619cm" svg:height="5.494cm">
          <chartooo:coordinate-region svg:x="1.979cm" svg:y="2.53cm" svg:width="9.811cm" svg:height="4.609cm"/>
          <chart:axis chart:dimension="x" chart:name="primary-x" chart:style-name="ch6">
            <chart:title svg:x="5.578cm" svg:y="7.993cm" chart:style-name="ch7">
              <text:p>Draw Threads</text:p>
            </chart:title>
          </chart:axis>
          <chart:axis chart:dimension="y" chart:name="primary-y" chart:style-name="ch6">
            <chart:title svg:x="0.451cm" svg:y="7.04cm" chart:style-name="ch8">
              <text:p>Frame time (milliseconds)</text:p>
            </chart:title>
            <chart:grid chart:style-name="ch9" chart:class="major"/>
          </chart:axis>
          <chart:series chart:style-name="ch10" chart:values-cell-range-address="Threads.B3:Threads.B17" chart:label-cell-address="Threads.B2:Threads.B2" chart:class="chart:line">
            <chart:data-point chart:repeated="15"/>
          </chart:series>
          <chart:series chart:style-name="ch11" chart:values-cell-range-address="Threads.C3:Threads.C17" chart:label-cell-address="Threads.C2:Threads.C2" chart:class="chart:line">
            <chart:data-point chart:repeated="15"/>
          </chart:series>
          <chart:series chart:style-name="ch12" chart:values-cell-range-address="Threads.D3:Threads.D17" chart:label-cell-address="Threads.D2:Threads.D2" chart:class="chart:line">
            <chart:data-point chart:repeated="15"/>
          </chart:series>
          <chart:series chart:style-name="ch13" chart:values-cell-range-address="Threads.E3:Threads.E17" chart:label-cell-address="Threads.E2:Threads.E2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 DX12</text:p>
                <draw:g>
                  <svg:desc>Threads.B2:Threads.B2</svg:desc>
                </draw:g>
              </table:table-cell>
              <table:table-cell office:value-type="string">
                <text:p>AMD Vulkan</text:p>
                <draw:g>
                  <svg:desc>Threads.C2:Threads.C2</svg:desc>
                </draw:g>
              </table:table-cell>
              <table:table-cell office:value-type="string">
                <text:p>Nvidia DX12</text:p>
                <draw:g>
                  <svg:desc>Threads.D2:Threads.D2</svg:desc>
                </draw:g>
              </table:table-cell>
              <table:table-cell office:value-type="string">
                <text:p>Nvidia Vulkan</text:p>
                <draw:g>
                  <svg:desc>Threads.E2:Thread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3253839666667">
                <text:p>16.3253839666667</text:p>
                <draw:g>
                  <svg:desc>Threads.B3:Threads.B17</svg:desc>
                </draw:g>
              </table:table-cell>
              <table:table-cell office:value-type="float" office:value="4.99688931111111">
                <text:p>4.99688931111111</text:p>
                <draw:g>
                  <svg:desc>Threads.C3:Threads.C17</svg:desc>
                </draw:g>
              </table:table-cell>
              <table:table-cell office:value-type="float" office:value="10.9078968666667">
                <text:p>10.9078968666667</text:p>
                <draw:g>
                  <svg:desc>Threads.D3:Threads.D17</svg:desc>
                </draw:g>
              </table:table-cell>
              <table:table-cell office:value-type="float" office:value="3.51899826666667">
                <text:p>3.51899826666667</text:p>
                <draw:g>
                  <svg:desc>Threads.E3:Threads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974728">
                <text:p>10.7974728</text:p>
              </table:table-cell>
              <table:table-cell office:value-type="float" office:value="3.57741236666667">
                <text:p>3.57741236666667</text:p>
              </table:table-cell>
              <table:table-cell office:value-type="float" office:value="7.78875976666666">
                <text:p>7.78875976666666</text:p>
              </table:table-cell>
              <table:table-cell office:value-type="float" office:value="3.36499061111111">
                <text:p>3.3649906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19185483333333">
                <text:p>9.19185483333333</text:p>
              </table:table-cell>
              <table:table-cell office:value-type="float" office:value="3.81680335555556">
                <text:p>3.81680335555556</text:p>
              </table:table-cell>
              <table:table-cell office:value-type="float" office:value="6.90663083333334">
                <text:p>6.90663083333334</text:p>
              </table:table-cell>
              <table:table-cell office:value-type="float" office:value="3.08234288888889">
                <text:p>3.082342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905268">
                <text:p>8.6905268</text:p>
              </table:table-cell>
              <table:table-cell office:value-type="float" office:value="3.43926593333333">
                <text:p>3.43926593333333</text:p>
              </table:table-cell>
              <table:table-cell office:value-type="float" office:value="7.08809117777778">
                <text:p>7.08809117777778</text:p>
              </table:table-cell>
              <table:table-cell office:value-type="float" office:value="3.35373971111111">
                <text:p>3.3537397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1824558333333">
                <text:p>8.11824558333333</text:p>
              </table:table-cell>
              <table:table-cell office:value-type="float" office:value="3.32354092222222">
                <text:p>3.32354092222222</text:p>
              </table:table-cell>
              <table:table-cell office:value-type="float" office:value="6.86014037777778">
                <text:p>6.86014037777778</text:p>
              </table:table-cell>
              <table:table-cell office:value-type="float" office:value="3.24761464444444">
                <text:p>3.2476146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3186126666667">
                <text:p>7.03186126666667</text:p>
              </table:table-cell>
              <table:table-cell office:value-type="float" office:value="3.06453087777778">
                <text:p>3.06453087777778</text:p>
              </table:table-cell>
              <table:table-cell office:value-type="float" office:value="5.97685021111111">
                <text:p>5.97685021111111</text:p>
              </table:table-cell>
              <table:table-cell office:value-type="float" office:value="3.17422117777778">
                <text:p>3.1742211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7610986666667">
                <text:p>6.97610986666667</text:p>
              </table:table-cell>
              <table:table-cell office:value-type="float" office:value="3.00256026666667">
                <text:p>3.00256026666667</text:p>
              </table:table-cell>
              <table:table-cell office:value-type="float" office:value="6.05386717777778">
                <text:p>6.05386717777778</text:p>
              </table:table-cell>
              <table:table-cell office:value-type="float" office:value="3.1717069">
                <text:p>3.1717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5975631666667">
                <text:p>7.05975631666667</text:p>
              </table:table-cell>
              <table:table-cell office:value-type="float" office:value="2.97765683333333">
                <text:p>2.97765683333333</text:p>
              </table:table-cell>
              <table:table-cell office:value-type="float" office:value="6.21253263333333">
                <text:p>6.21253263333333</text:p>
              </table:table-cell>
              <table:table-cell office:value-type="float" office:value="4.77799537777778">
                <text:p>4.7779953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5151">
                <text:p>7.35151</text:p>
              </table:table-cell>
              <table:table-cell office:value-type="float" office:value="3.11037364444444">
                <text:p>3.11037364444444</text:p>
              </table:table-cell>
              <table:table-cell office:value-type="float" office:value="5.97126215555556">
                <text:p>5.97126215555556</text:p>
              </table:table-cell>
              <table:table-cell office:value-type="float" office:value="4.42992317777778">
                <text:p>4.4299231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05581478333333">
                <text:p>7.05581478333333</text:p>
              </table:table-cell>
              <table:table-cell office:value-type="float" office:value="3.14625306666667">
                <text:p>3.14625306666667</text:p>
              </table:table-cell>
              <table:table-cell office:value-type="float" office:value="5.70479646666667">
                <text:p>5.70479646666667</text:p>
              </table:table-cell>
              <table:table-cell office:value-type="float" office:value="3.20508914444444">
                <text:p>3.2050891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9932731">
                <text:p>6.9932731</text:p>
              </table:table-cell>
              <table:table-cell office:value-type="float" office:value="3.12702864444444">
                <text:p>3.12702864444444</text:p>
              </table:table-cell>
              <table:table-cell office:value-type="float" office:value="5.63292864444444">
                <text:p>5.63292864444444</text:p>
              </table:table-cell>
              <table:table-cell office:value-type="float" office:value="3.1229428">
                <text:p>3.12294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87098563333333">
                <text:p>6.87098563333333</text:p>
              </table:table-cell>
              <table:table-cell office:value-type="float" office:value="3.10375945555556">
                <text:p>3.10375945555556</text:p>
              </table:table-cell>
              <table:table-cell office:value-type="float" office:value="5.27629226666667">
                <text:p>5.27629226666667</text:p>
              </table:table-cell>
              <table:table-cell office:value-type="float" office:value="3.38640306666667">
                <text:p>3.3864030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392952">
                <text:p>6.8392952</text:p>
              </table:table-cell>
              <table:table-cell office:value-type="float" office:value="3.05833077777778">
                <text:p>3.05833077777778</text:p>
              </table:table-cell>
              <table:table-cell office:value-type="float" office:value="5.08330775555556">
                <text:p>5.08330775555556</text:p>
              </table:table-cell>
              <table:table-cell office:value-type="float" office:value="3.24025047777778">
                <text:p>3.2402504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63010973333333">
                <text:p>6.63010973333333</text:p>
              </table:table-cell>
              <table:table-cell office:value-type="float" office:value="3.06232386666667">
                <text:p>3.06232386666667</text:p>
              </table:table-cell>
              <table:table-cell office:value-type="float" office:value="5.20148063333333">
                <text:p>5.20148063333333</text:p>
              </table:table-cell>
              <table:table-cell office:value-type="float" office:value="3.03640528888889">
                <text:p>3.0364052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9091448333333">
                <text:p>6.59091448333333</text:p>
              </table:table-cell>
              <table:table-cell office:value-type="float" office:value="3.07973614444444">
                <text:p>3.07973614444444</text:p>
              </table:table-cell>
              <table:table-cell office:value-type="float" office:value="5.05181528888889">
                <text:p>5.05181528888889</text:p>
              </table:table-cell>
              <table:table-cell office:value-type="float" office:value="3.40541494444444">
                <text:p>3.4054149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6cm" svg:height="9cm" xlink:href=".." xlink:type="simple" chart:class="chart:line" chart:style-name="ch1">
        <chart:title svg:x="7.374cm" svg:y="0.316cm" chart:style-name="ch2">
          <text:p>Skulls</text:p>
        </chart:title>
        <chart:subtitle svg:x="6.395cm" svg:y="1.275cm" chart:style-name="ch3">
          <text:p>in a 30x30x30 grid</text:p>
        </chart:subtitle>
        <chart:legend chart:legend-position="end" svg:x="12.618cm" svg:y="3.402cm" style:legend-expansion="high" chart:style-name="ch4"/>
        <chart:plot-area chart:style-name="ch5" table:cell-range-address="Threads.B20:Threads.E35" chart:data-source-has-labels="row" svg:x="1.358cm" svg:y="2.318cm" svg:width="10.62cm" svg:height="5.494cm">
          <chartooo:coordinate-region svg:x="2.165cm" svg:y="2.53cm" svg:width="9.626cm" svg:height="4.609cm"/>
          <chart:axis chart:dimension="x" chart:name="primary-x" chart:style-name="ch6">
            <chart:title svg:x="5.579cm" svg:y="7.993cm" chart:style-name="ch7">
              <text:p>Draw Threads</text:p>
            </chart:title>
          </chart:axis>
          <chart:axis chart:dimension="y" chart:name="primary-y" chart:style-name="ch6">
            <chart:title svg:x="0.451cm" svg:y="7.04cm" chart:style-name="ch8">
              <text:p>Frame time (milliseconds)</text:p>
            </chart:title>
            <chart:grid chart:style-name="ch9" chart:class="major"/>
          </chart:axis>
          <chart:series chart:style-name="ch10" chart:values-cell-range-address="Threads.B21:Threads.B35" chart:label-cell-address="Threads.B20:Threads.B20" chart:class="chart:line">
            <chart:data-point chart:repeated="15"/>
          </chart:series>
          <chart:series chart:style-name="ch11" chart:values-cell-range-address="Threads.C21:Threads.C35" chart:label-cell-address="Threads.C20:Threads.C20" chart:class="chart:line">
            <chart:data-point chart:repeated="15"/>
          </chart:series>
          <chart:series chart:style-name="ch12" chart:values-cell-range-address="Threads.D21:Threads.D35" chart:label-cell-address="Threads.D20:Threads.D20" chart:class="chart:line">
            <chart:data-point chart:repeated="15"/>
          </chart:series>
          <chart:series chart:style-name="ch13" chart:values-cell-range-address="Threads.E21:Threads.E35" chart:label-cell-address="Threads.E20:Threads.E20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 DX12</text:p>
                <draw:g>
                  <svg:desc>Threads.B20:Threads.B20</svg:desc>
                </draw:g>
              </table:table-cell>
              <table:table-cell office:value-type="string">
                <text:p>AMD Vulkan</text:p>
                <draw:g>
                  <svg:desc>Threads.C20:Threads.C20</svg:desc>
                </draw:g>
              </table:table-cell>
              <table:table-cell office:value-type="string">
                <text:p>Nvidia DX12</text:p>
                <draw:g>
                  <svg:desc>Threads.D20:Threads.D20</svg:desc>
                </draw:g>
              </table:table-cell>
              <table:table-cell office:value-type="string">
                <text:p>Nvidia Vulkan</text:p>
                <draw:g>
                  <svg:desc>Threads.E20:Threads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2.7279735">
                <text:p>282.7279735</text:p>
                <draw:g>
                  <svg:desc>Threads.B21:Threads.B35</svg:desc>
                </draw:g>
              </table:table-cell>
              <table:table-cell office:value-type="float" office:value="169.46176975">
                <text:p>169.46176975</text:p>
                <draw:g>
                  <svg:desc>Threads.C21:Threads.C35</svg:desc>
                </draw:g>
              </table:table-cell>
              <table:table-cell office:value-type="float" office:value="68.9051875">
                <text:p>68.9051875</text:p>
                <draw:g>
                  <svg:desc>Threads.D21:Threads.D35</svg:desc>
                </draw:g>
              </table:table-cell>
              <table:table-cell office:value-type="float" office:value="75.0782865">
                <text:p>75.0782865</text:p>
                <draw:g>
                  <svg:desc>Threads.E21:Threads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1.0691025">
                <text:p>311.0691025</text:p>
              </table:table-cell>
              <table:table-cell office:value-type="float" office:value="169.1531385">
                <text:p>169.1531385</text:p>
              </table:table-cell>
              <table:table-cell office:value-type="float" office:value="70.788243">
                <text:p>70.788243</text:p>
              </table:table-cell>
              <table:table-cell office:value-type="float" office:value="74.4651405">
                <text:p>74.4651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4.222281">
                <text:p>294.222281</text:p>
              </table:table-cell>
              <table:table-cell office:value-type="float" office:value="168.740102">
                <text:p>168.740102</text:p>
              </table:table-cell>
              <table:table-cell office:value-type="float" office:value="70.246526">
                <text:p>70.246526</text:p>
              </table:table-cell>
              <table:table-cell office:value-type="float" office:value="74.6825005">
                <text:p>74.6825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582892833333">
                <text:p>289.582892833333</text:p>
              </table:table-cell>
              <table:table-cell office:value-type="float" office:value="169.02135675">
                <text:p>169.02135675</text:p>
              </table:table-cell>
              <table:table-cell office:value-type="float" office:value="74.1822795">
                <text:p>74.1822795</text:p>
              </table:table-cell>
              <table:table-cell office:value-type="float" office:value="74.4638235">
                <text:p>74.4638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6.842767666667">
                <text:p>296.842767666667</text:p>
              </table:table-cell>
              <table:table-cell office:value-type="float" office:value="169.43737875">
                <text:p>169.43737875</text:p>
              </table:table-cell>
              <table:table-cell office:value-type="float" office:value="75.243612">
                <text:p>75.243612</text:p>
              </table:table-cell>
              <table:table-cell office:value-type="float" office:value="74.893274">
                <text:p>74.893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5.2184815">
                <text:p>295.2184815</text:p>
              </table:table-cell>
              <table:table-cell office:value-type="float" office:value="168.9720665">
                <text:p>168.9720665</text:p>
              </table:table-cell>
              <table:table-cell office:value-type="float" office:value="71.751946">
                <text:p>71.751946</text:p>
              </table:table-cell>
              <table:table-cell office:value-type="float" office:value="74.6623015">
                <text:p>74.6623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6.974937666667">
                <text:p>296.974937666667</text:p>
              </table:table-cell>
              <table:table-cell office:value-type="float" office:value="168.82914525">
                <text:p>168.82914525</text:p>
              </table:table-cell>
              <table:table-cell office:value-type="float" office:value="71.7882455">
                <text:p>71.7882455</text:p>
              </table:table-cell>
              <table:table-cell office:value-type="float" office:value="74.71265325">
                <text:p>74.71265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.696083833333">
                <text:p>282.696083833333</text:p>
              </table:table-cell>
              <table:table-cell office:value-type="float" office:value="169.47756875">
                <text:p>169.47756875</text:p>
              </table:table-cell>
              <table:table-cell office:value-type="float" office:value="71.340791">
                <text:p>71.340791</text:p>
              </table:table-cell>
              <table:table-cell office:value-type="float" office:value="74.737463">
                <text:p>74.737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.475809666667">
                <text:p>279.475809666667</text:p>
              </table:table-cell>
              <table:table-cell office:value-type="float" office:value="168.689646">
                <text:p>168.689646</text:p>
              </table:table-cell>
              <table:table-cell office:value-type="float" office:value="71.6957395">
                <text:p>71.6957395</text:p>
              </table:table-cell>
              <table:table-cell office:value-type="float" office:value="74.8025245">
                <text:p>74.8025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.580391166667">
                <text:p>305.580391166667</text:p>
              </table:table-cell>
              <table:table-cell office:value-type="float" office:value="168.477995">
                <text:p>168.477995</text:p>
              </table:table-cell>
              <table:table-cell office:value-type="float" office:value="70.977207">
                <text:p>70.977207</text:p>
              </table:table-cell>
              <table:table-cell office:value-type="float" office:value="74.83004175">
                <text:p>74.83004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4.594084666667">
                <text:p>294.594084666667</text:p>
              </table:table-cell>
              <table:table-cell office:value-type="float" office:value="169.312587">
                <text:p>169.312587</text:p>
              </table:table-cell>
              <table:table-cell office:value-type="float" office:value="71.45496">
                <text:p>71.45496</text:p>
              </table:table-cell>
              <table:table-cell office:value-type="float" office:value="74.9060085">
                <text:p>74.9060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.371106333333">
                <text:p>290.371106333333</text:p>
              </table:table-cell>
              <table:table-cell office:value-type="float" office:value="168.93398825">
                <text:p>168.93398825</text:p>
              </table:table-cell>
              <table:table-cell office:value-type="float" office:value="71.735113">
                <text:p>71.735113</text:p>
              </table:table-cell>
              <table:table-cell office:value-type="float" office:value="74.80925725">
                <text:p>74.80925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8.153649333333">
                <text:p>308.153649333333</text:p>
              </table:table-cell>
              <table:table-cell office:value-type="float" office:value="169.19442025">
                <text:p>169.19442025</text:p>
              </table:table-cell>
              <table:table-cell office:value-type="float" office:value="68.2740385">
                <text:p>68.2740385</text:p>
              </table:table-cell>
              <table:table-cell office:value-type="float" office:value="74.64429775">
                <text:p>74.64429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2.932141166667">
                <text:p>302.932141166667</text:p>
              </table:table-cell>
              <table:table-cell office:value-type="float" office:value="168.80424525">
                <text:p>168.80424525</text:p>
              </table:table-cell>
              <table:table-cell office:value-type="float" office:value="71.3331795">
                <text:p>71.3331795</text:p>
              </table:table-cell>
              <table:table-cell office:value-type="float" office:value="74.7511485">
                <text:p>74.7511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.599347">
                <text:p>282.599347</text:p>
              </table:table-cell>
              <table:table-cell office:value-type="float" office:value="168.491537">
                <text:p>168.491537</text:p>
              </table:table-cell>
              <table:table-cell office:value-type="float" office:value="72.1115775">
                <text:p>72.1115775</text:p>
              </table:table-cell>
              <table:table-cell office:value-type="float" office:value="74.98029125">
                <text:p>74.98029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scatter" chart:style-name="ch1">
        <chart:title svg:x="6.502cm" svg:y="0.315cm" chart:style-name="ch2">
          <text:p>Cube increase</text:p>
        </chart:title>
        <chart:legend chart:legend-position="end" svg:x="12.595cm" svg:y="3.392cm" style:legend-expansion="high" chart:style-name="ch3"/>
        <chart:plot-area chart:style-name="ch4" table:cell-range-address="Objects.A2:Objects.E12" chart:data-source-has-labels="row" svg:x="1.358cm" svg:y="1.631cm" svg:width="10.597cm" svg:height="6.162cm">
          <chartooo:coordinate-region svg:x="1.979cm" svg:y="1.843cm" svg:width="9.419cm" svg:height="5.277cm"/>
          <chart:axis chart:dimension="x" chart:name="primary-x" chart:style-name="ch5">
            <chart:title svg:x="5.977cm" svg:y="7.973cm" chart:style-name="ch6">
              <text:p># Cubes</text:p>
            </chart:title>
          </chart:axis>
          <chart:axis chart:dimension="y" chart:name="primary-y" chart:style-name="ch5">
            <chart:title svg:x="0.451cm" svg:y="6.687cm" chart:style-name="ch7">
              <text:p>Frame time (milliseconds)</text:p>
            </chart:title>
            <chart:grid chart:style-name="ch8" chart:class="major"/>
          </chart:axis>
          <chart:series chart:style-name="ch9" chart:values-cell-range-address="Objects.B3:Objects.B12" chart:label-cell-address="Objects.B2:Objects.B2" chart:class="chart:scatter">
            <chart:domain table:cell-range-address="Objects.A3:Objects.A12"/>
            <chart:data-point chart:repeated="10"/>
          </chart:series>
          <chart:series chart:style-name="ch10" chart:values-cell-range-address="Objects.C3:Objects.C12" chart:label-cell-address="Objects.C2:Objects.C2" chart:class="chart:scatter">
            <chart:data-point chart:repeated="10"/>
          </chart:series>
          <chart:series chart:style-name="ch11" chart:values-cell-range-address="Objects.D3:Objects.D12" chart:label-cell-address="Objects.D2:Objects.D2" chart:class="chart:scatter">
            <chart:data-point chart:repeated="10"/>
          </chart:series>
          <chart:series chart:style-name="ch12" chart:values-cell-range-address="Objects.E3:Objects.E12" chart:label-cell-address="Objects.E2:Objects.E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MD DX12</text:p>
                <draw:g>
                  <svg:desc>Objects.B2:Objects.B2</svg:desc>
                </draw:g>
              </table:table-cell>
              <table:table-cell office:value-type="string">
                <text:p>AMD Vulkan</text:p>
                <draw:g>
                  <svg:desc>Objects.C2:Objects.C2</svg:desc>
                </draw:g>
              </table:table-cell>
              <table:table-cell office:value-type="string">
                <text:p>Nvidia DX12</text:p>
                <draw:g>
                  <svg:desc>Objects.D2:Objects.D2</svg:desc>
                </draw:g>
              </table:table-cell>
              <table:table-cell office:value-type="string">
                <text:p>Nvidia Vulkan</text:p>
                <draw:g>
                  <svg:desc>Objects.E2:Object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Objects.A3:Objects.A12</svg:desc>
                </draw:g>
              </table:table-cell>
              <table:table-cell office:value-type="float" office:value="0.265164766666667">
                <text:p>0.265164766666667</text:p>
                <draw:g>
                  <svg:desc>Objects.B3:Objects.B12</svg:desc>
                </draw:g>
              </table:table-cell>
              <table:table-cell office:value-type="float" office:value="0.3392148">
                <text:p>0.3392148</text:p>
                <draw:g>
                  <svg:desc>Objects.C3:Objects.C12</svg:desc>
                </draw:g>
              </table:table-cell>
              <table:table-cell office:value-type="float" office:value="0.219113177777778">
                <text:p>0.219113177777778</text:p>
                <draw:g>
                  <svg:desc>Objects.D3:Objects.D12</svg:desc>
                </draw:g>
              </table:table-cell>
              <table:table-cell office:value-type="float" office:value="0.655023944444444">
                <text:p>0.655023944444444</text:p>
                <draw:g>
                  <svg:desc>Objects.E3:Objects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475261266666667">
                <text:p>0.475261266666667</text:p>
              </table:table-cell>
              <table:table-cell office:value-type="float" office:value="0.436621444444444">
                <text:p>0.436621444444444</text:p>
              </table:table-cell>
              <table:table-cell office:value-type="float" office:value="0.328565822222222">
                <text:p>0.328565822222222</text:p>
              </table:table-cell>
              <table:table-cell office:value-type="float" office:value="0.374428533333333">
                <text:p>0.3744285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5">
                <text:p>3375</text:p>
              </table:table-cell>
              <table:table-cell office:value-type="float" office:value="1.04087165555556">
                <text:p>1.04087165555556</text:p>
              </table:table-cell>
              <table:table-cell office:value-type="float" office:value="0.713729944444444">
                <text:p>0.713729944444444</text:p>
              </table:table-cell>
              <table:table-cell office:value-type="float" office:value="0.537566388888889">
                <text:p>0.537566388888889</text:p>
              </table:table-cell>
              <table:table-cell office:value-type="float" office:value="0.621517955555556">
                <text:p>0.6215179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2.05688842222222">
                <text:p>2.05688842222222</text:p>
              </table:table-cell>
              <table:table-cell office:value-type="float" office:value="1.1944662">
                <text:p>1.1944662</text:p>
              </table:table-cell>
              <table:table-cell office:value-type="float" office:value="1.08100722222222">
                <text:p>1.08100722222222</text:p>
              </table:table-cell>
              <table:table-cell office:value-type="float" office:value="1.00400341111111">
                <text:p>1.0040034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625">
                <text:p>15625</text:p>
              </table:table-cell>
              <table:table-cell office:value-type="float" office:value="3.6252194">
                <text:p>3.6252194</text:p>
              </table:table-cell>
              <table:table-cell office:value-type="float" office:value="2.00118914444444">
                <text:p>2.00118914444444</text:p>
              </table:table-cell>
              <table:table-cell office:value-type="float" office:value="2.32852557777778">
                <text:p>2.32852557777778</text:p>
              </table:table-cell>
              <table:table-cell office:value-type="float" office:value="1.76019855555556">
                <text:p>1.760198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00">
                <text:p>27000</text:p>
              </table:table-cell>
              <table:table-cell office:value-type="float" office:value="6.08719887777778">
                <text:p>6.08719887777778</text:p>
              </table:table-cell>
              <table:table-cell office:value-type="float" office:value="2.94571876666667">
                <text:p>2.94571876666667</text:p>
              </table:table-cell>
              <table:table-cell office:value-type="float" office:value="4.99582377777778">
                <text:p>4.99582377777778</text:p>
              </table:table-cell>
              <table:table-cell office:value-type="float" office:value="3.25496564444444">
                <text:p>3.2549656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875">
                <text:p>42875</text:p>
              </table:table-cell>
              <table:table-cell office:value-type="float" office:value="8.68307288888889">
                <text:p>8.68307288888889</text:p>
              </table:table-cell>
              <table:table-cell office:value-type="float" office:value="4.38547168888889">
                <text:p>4.38547168888889</text:p>
              </table:table-cell>
              <table:table-cell office:value-type="float" office:value="9.02186225555556">
                <text:p>9.02186225555556</text:p>
              </table:table-cell>
              <table:table-cell office:value-type="float" office:value="5.77727588888889">
                <text:p>5.777275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0">
                <text:p>64000</text:p>
              </table:table-cell>
              <table:table-cell office:value-type="float" office:value="13.3961619555556">
                <text:p>13.3961619555556</text:p>
              </table:table-cell>
              <table:table-cell office:value-type="float" office:value="6.30016548888889">
                <text:p>6.30016548888889</text:p>
              </table:table-cell>
              <table:table-cell office:value-type="float" office:value="14.9185860333333">
                <text:p>14.9185860333333</text:p>
              </table:table-cell>
              <table:table-cell office:value-type="float" office:value="9.84434997777778">
                <text:p>9.8443499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125">
                <text:p>91125</text:p>
              </table:table-cell>
              <table:table-cell office:value-type="float" office:value="27.2872754666667">
                <text:p>27.2872754666667</text:p>
              </table:table-cell>
              <table:table-cell office:value-type="float" office:value="8.83155798888889">
                <text:p>8.83155798888889</text:p>
              </table:table-cell>
              <table:table-cell office:value-type="float" office:value="26.0598981777778">
                <text:p>26.0598981777778</text:p>
              </table:table-cell>
              <table:table-cell office:value-type="float" office:value="13.9184044666667">
                <text:p>13.9184044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00">
                <text:p>125000</text:p>
              </table:table-cell>
              <table:table-cell office:value-type="float" office:value="37.3534410222222">
                <text:p>37.3534410222222</text:p>
              </table:table-cell>
              <table:table-cell office:value-type="float" office:value="11.7046795777778">
                <text:p>11.7046795777778</text:p>
              </table:table-cell>
              <table:table-cell office:value-type="float" office:value="35.9198545">
                <text:p>35.9198545</text:p>
              </table:table-cell>
              <table:table-cell office:value-type="float" office:value="17.7073586555556">
                <text:p>17.7073586555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6.568cm" svg:y="0.316cm" chart:style-name="ch2">
          <text:p>Skull increase</text:p>
        </chart:title>
        <chart:legend chart:legend-position="end" svg:x="12.595cm" svg:y="3.405cm" style:legend-expansion="high" chart:style-name="ch3"/>
        <chart:plot-area chart:style-name="ch4" table:cell-range-address="Objects.A20:Objects.E30" chart:data-source-has-labels="row" svg:x="1.358cm" svg:y="1.635cm" svg:width="10.597cm" svg:height="6.184cm">
          <chartooo:coordinate-region svg:x="2.35cm" svg:y="1.847cm" svg:width="9.048cm" svg:height="5.299cm"/>
          <chart:axis chart:dimension="x" chart:name="primary-x" chart:style-name="ch5">
            <chart:title svg:x="6.017cm" svg:y="8cm" chart:style-name="ch6">
              <text:p># Skulls</text:p>
            </chart:title>
          </chart:axis>
          <chart:axis chart:dimension="y" chart:name="primary-y" chart:style-name="ch5">
            <chart:title svg:x="0.451cm" svg:y="6.702cm" chart:style-name="ch7">
              <text:p>Frame time (milliseconds)</text:p>
            </chart:title>
            <chart:grid chart:style-name="ch8" chart:class="major"/>
          </chart:axis>
          <chart:series chart:style-name="ch9" chart:values-cell-range-address="Objects.B21:Objects.B30" chart:label-cell-address="Objects.B20:Objects.B20" chart:class="chart:scatter">
            <chart:domain table:cell-range-address="Objects.A21:Objects.A30"/>
            <chart:data-point chart:repeated="10"/>
          </chart:series>
          <chart:series chart:style-name="ch10" chart:values-cell-range-address="Objects.C21:Objects.C30" chart:label-cell-address="Objects.C20:Objects.C20" chart:class="chart:scatter">
            <chart:data-point chart:repeated="10"/>
          </chart:series>
          <chart:series chart:style-name="ch11" chart:values-cell-range-address="Objects.D21:Objects.D30" chart:label-cell-address="Objects.D20:Objects.D20" chart:class="chart:scatter">
            <chart:data-point chart:repeated="10"/>
          </chart:series>
          <chart:series chart:style-name="ch12" chart:values-cell-range-address="Objects.E21:Objects.E30" chart:label-cell-address="Objects.E20:Objects.E20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MD DX12</text:p>
                <draw:g>
                  <svg:desc>Objects.B20:Objects.B20</svg:desc>
                </draw:g>
              </table:table-cell>
              <table:table-cell office:value-type="string">
                <text:p>AMD Vulkan</text:p>
                <draw:g>
                  <svg:desc>Objects.C20:Objects.C20</svg:desc>
                </draw:g>
              </table:table-cell>
              <table:table-cell office:value-type="string">
                <text:p>Nvidia DX12</text:p>
                <draw:g>
                  <svg:desc>Objects.D20:Objects.D20</svg:desc>
                </draw:g>
              </table:table-cell>
              <table:table-cell office:value-type="string">
                <text:p>Nvidia Vulkan</text:p>
                <draw:g>
                  <svg:desc>Objects.E20:Objects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Objects.A21:Objects.A30</svg:desc>
                </draw:g>
              </table:table-cell>
              <table:table-cell office:value-type="float" office:value="0.9913982">
                <text:p>0.9913982</text:p>
                <draw:g>
                  <svg:desc>Objects.B21:Objects.B30</svg:desc>
                </draw:g>
              </table:table-cell>
              <table:table-cell office:value-type="float" office:value="1.03118344444444">
                <text:p>1.03118344444444</text:p>
                <draw:g>
                  <svg:desc>Objects.C21:Objects.C30</svg:desc>
                </draw:g>
              </table:table-cell>
              <table:table-cell office:value-type="float" office:value="0.478979355555556">
                <text:p>0.478979355555556</text:p>
                <draw:g>
                  <svg:desc>Objects.D21:Objects.D30</svg:desc>
                </draw:g>
              </table:table-cell>
              <table:table-cell office:value-type="float" office:value="0.600229233333333">
                <text:p>0.600229233333333</text:p>
                <draw:g>
                  <svg:desc>Objects.E21:Objects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.67304392222222">
                <text:p>9.67304392222222</text:p>
              </table:table-cell>
              <table:table-cell office:value-type="float" office:value="6.54023601111111">
                <text:p>6.54023601111111</text:p>
              </table:table-cell>
              <table:table-cell office:value-type="float" office:value="2.49306206666667">
                <text:p>2.49306206666667</text:p>
              </table:table-cell>
              <table:table-cell office:value-type="float" office:value="2.80808387777778">
                <text:p>2.8080838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5">
                <text:p>3375</text:p>
              </table:table-cell>
              <table:table-cell office:value-type="float" office:value="32.3381718111111">
                <text:p>32.3381718111111</text:p>
              </table:table-cell>
              <table:table-cell office:value-type="float" office:value="21.4415126333333">
                <text:p>21.4415126333333</text:p>
              </table:table-cell>
              <table:table-cell office:value-type="float" office:value="8.65054651111111">
                <text:p>8.65054651111111</text:p>
              </table:table-cell>
              <table:table-cell office:value-type="float" office:value="8.82573557777778">
                <text:p>8.8257355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78.3062919333333">
                <text:p>78.3062919333333</text:p>
              </table:table-cell>
              <table:table-cell office:value-type="float" office:value="50.4271047333333">
                <text:p>50.4271047333333</text:p>
              </table:table-cell>
              <table:table-cell office:value-type="float" office:value="20.1422239111111">
                <text:p>20.1422239111111</text:p>
              </table:table-cell>
              <table:table-cell office:value-type="float" office:value="21.416014">
                <text:p>21.416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625">
                <text:p>15625</text:p>
              </table:table-cell>
              <table:table-cell office:value-type="float" office:value="129.465571266667">
                <text:p>129.465571266667</text:p>
              </table:table-cell>
              <table:table-cell office:value-type="float" office:value="98.1736524">
                <text:p>98.1736524</text:p>
              </table:table-cell>
              <table:table-cell office:value-type="float" office:value="41.2594177888889">
                <text:p>41.2594177888889</text:p>
              </table:table-cell>
              <table:table-cell office:value-type="float" office:value="43.0700750777778">
                <text:p>43.0700750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00">
                <text:p>27000</text:p>
              </table:table-cell>
              <table:table-cell office:value-type="float" office:value="281.386795133333">
                <text:p>281.386795133333</text:p>
              </table:table-cell>
              <table:table-cell office:value-type="float" office:value="169.433670566667">
                <text:p>169.433670566667</text:p>
              </table:table-cell>
              <table:table-cell office:value-type="float" office:value="71.2837065444444">
                <text:p>71.2837065444444</text:p>
              </table:table-cell>
              <table:table-cell office:value-type="float" office:value="75.4474633111111">
                <text:p>75.4474633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875">
                <text:p>42875</text:p>
              </table:table-cell>
              <table:table-cell office:value-type="float" office:value="460.668121466667">
                <text:p>460.668121466667</text:p>
              </table:table-cell>
              <table:table-cell office:value-type="float" office:value="269.420290144444">
                <text:p>269.420290144444</text:p>
              </table:table-cell>
              <table:table-cell office:value-type="float" office:value="117.6906464">
                <text:p>117.6906464</text:p>
              </table:table-cell>
              <table:table-cell office:value-type="float" office:value="121.7032383">
                <text:p>121.7032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0">
                <text:p>64000</text:p>
              </table:table-cell>
              <table:table-cell office:value-type="float" office:value="705.097891066667">
                <text:p>705.097891066667</text:p>
              </table:table-cell>
              <table:table-cell office:value-type="float" office:value="401.483443933333">
                <text:p>401.483443933333</text:p>
              </table:table-cell>
              <table:table-cell office:value-type="float" office:value="177.261776488889">
                <text:p>177.261776488889</text:p>
              </table:table-cell>
              <table:table-cell office:value-type="float" office:value="183.597104244444">
                <text:p>183.5971042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125">
                <text:p>91125</text:p>
              </table:table-cell>
              <table:table-cell office:value-type="float" office:value="1951.75229913611">
                <text:p>1951.75229913611</text:p>
              </table:table-cell>
              <table:table-cell office:value-type="float" office:value="571.638144622222">
                <text:p>571.638144622222</text:p>
              </table:table-cell>
              <table:table-cell office:value-type="float" office:value="252.0929651">
                <text:p>252.0929651</text:p>
              </table:table-cell>
              <table:table-cell office:value-type="float" office:value="262.893058611111">
                <text:p>262.8930586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00">
                <text:p>125000</text:p>
              </table:table-cell>
              <table:table-cell office:value-type="float" office:value="2332.19593894872">
                <text:p>2332.19593894872</text:p>
              </table:table-cell>
              <table:table-cell office:value-type="float" office:value="784.288415155556">
                <text:p>784.288415155556</text:p>
              </table:table-cell>
              <table:table-cell office:value-type="float" office:value="344.450377333333">
                <text:p>344.450377333333</text:p>
              </table:table-cell>
              <table:table-cell office:value-type="float" office:value="361.198700777778">
                <text:p>361.1987007777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